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Gralphabetisierer.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95a93c"/>
    </style:style>
    <style:style style:name="P2" style:family="paragraph">
      <style:paragraph-properties fo:text-align="center"/>
      <style:text-properties fo:font-size="20pt" fo:font-weight="bold"/>
    </style:style>
    <style:style style:name="T1" style:family="text">
      <style:text-properties style:font-name="Arial" fo:font-size="14pt" style:text-underline-style="none" style:font-size-asian="14pt"/>
    </style:style>
    <style:style style:name="T2" style:family="text">
      <style:text-properties style:font-name="Arial" fo:font-size="14pt" style:font-size-asian="14pt"/>
    </style:style>
    <style:style style:name="gr1" style:family="graphic">
      <style:graphic-properties draw:textarea-vertical-align="middle" loext:decorative="false" style:wrap="run-through" style:number-wrapped-paragraphs="no-limit" style:vertical-pos="from-top" style:vertical-rel="paragraph" style:horizontal-pos="right" style:horizontal-rel="paragraph" draw:wrap-influence-on-position="once-concurrent" loext:allow-overlap="true" style:flow-with-text="false"/>
    </style:style>
    <style:style style:name="gr2" style:family="graphic">
      <style:graphic-properties draw:textarea-vertical-align="middle" loext:decorative="false" style:wrap="run-through" style:number-wrapped-paragraphs="no-limit" style:vertical-pos="from-top" style:vertical-rel="paragraph" style:horizontal-pos="left" style:horizontal-rel="paragraph" draw:wrap-influence-on-position="once-concurrent" loext:allow-overlap="true" style:flow-with-text="false"/>
    </style:style>
  </office:automatic-styles>
  <office:body>
    <office:text>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_gralphabetisieren" form:control-implementation="ooo:com.sun.star.form.component.CommandButton" xml:id="control1" form:id="control1" form:label="Gralphabetisier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Gralphabetisierer.Gralphabetisieren?language=Basic&amp;location=document" xlink:type="simple"/>
            </office:event-listeners>
          </form:button>
          <form:button form:name="button_gruffixieren" form:control-implementation="ooo:com.sun.star.form.component.CommandButton" xml:id="control2" form:id="control2" form:label="Gruffixier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Gralphabetisierer.Gruffixieren?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ontrol text:anchor-type="paragraph" draw:z-index="0" draw:name="Steuerelement 1" draw:style-name="gr1" draw:text-style-name="P2" svg:width="6.633cm" svg:height="1.225cm" svg:x="10.366cm" svg:y="-1.656cm" draw:control="control1"/><draw:control text:anchor-type="paragraph" draw:z-index="1" draw:name="Steuerelement 2" draw:style-name="gr2" draw:text-style-name="P2" svg:width="6.633cm" svg:height="1.225cm" svg:x="0cm" svg:y="-1.656cm" draw:control="control2"/><text:span text:style-name="T1">Hinter dem höchsten Gebirg, weit hinter dem vergessenen Meer und </text:span><text:span text:style-name="T2">noch weit hinter den unbeschreibbaren Sümpfen, thront, umgeben von zähester Wildnis, auf einem Berge aus ehernem schwarzen Felsgestein die seit Alters her an jenem Orte aufragende Feste derer zu Greifenstein. Von jenem ehrwürdigen Gemäuer und dem umliegend anliegenden Lande will ich - der unwürdige Chronist - der Nachwelt künden und berichten, wie entstand was heute ist und wie verging was einstmals war. Große Ahnherren, Helden und im Staube kriechende Versager werden dem Leser im Texte mannhaft engegentreten – stets chronologisch wohl geordnet, wie es das ordentliche Ordnungssystem unserer zu allen Zeiten ordentlichen Ordnungsgemeinschaft verlangt. Künden wird diese Chronik von Zerfall und Aufbau, Niedergang und Sieg, von Liebe und Hass, Treue und Verrat. Feindliche Heere werden wie ein die wildesten Wogen an jene Mauern branden, doch auch die Tage des Friedens werden in den Analen ihre gebührende Beachtung finden. So stürzt Euch hinein - getreuer Lesersmann - in den Strom der Lettern und endet erst, wenn der letzte Punkt gesetzt, der letzte Fürst gefallen und die Träne des letzten Weibes versieget is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fo:hyphenation-ladder-count="no-limit" fo:hyphenation-keep="auto" loext:hyphenation-keep-type="column" style:page-number="auto"/>
      <style:text-properties style:font-name="Liberation Sans1" fo:font-family="'Liberation Sans'" style:font-style-name="Standard" style:font-family-generic="swiss" style:font-pitch="variable" fo:hyphenate="true" fo:hyphenation-remain-char-count="2" fo:hyphenation-push-char-count="2" loext:hyphenation-no-caps="false" loext:hyphenation-no-last-word="false" loext:hyphenation-word-char-count="5" loext:hyphenation-zone="no-limit" loext:hyphenation-compound-remain-char-count="2"/>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9T00:01:42.304000000</meta:creation-date>
    <dc:date>2024-11-10T02:25:24.143000000</dc:date>
    <meta:editing-duration>PT3H4M32S</meta:editing-duration>
    <meta:editing-cycles>141</meta:editing-cycles>
    <meta:generator>LibreOffice/24.8.2.1$Windows_X86_64 LibreOffice_project/0f794b6e29741098670a3b95d60478a65d05ef13</meta:generator>
    <meta:document-statistic meta:table-count="0" meta:image-count="0" meta:object-count="0" meta:page-count="1" meta:paragraph-count="1" meta:word-count="180" meta:character-count="1186" meta:non-whitespace-character-count="1006"/>
  </office:meta>
</office:document-meta>
</file>

<file path=Basic/Standard/Gralphabetisierer.xml><?xml version="1.0" encoding="utf-8"?>
<!DOCTYPE module  PUBLIC '-//OpenOffice.org//DTD OfficeDocument 1.0//EN'  'module.dtd'>
<script:module xmlns:script="http://openoffice.org/2000/script" script:name="Gralphabetisierer" script:language="StarBasic" script:moduleType="normal">REM  *****  BASIC  *****

Sub Gralphabetisieren
	REM 
	Dim oDoc as Object
	Dim oParEnum As Object, oPar As Object, oSecEnum As Object, oSec As Object
	
	oDoc = ThisComponent
	
	' https://help.libreoffice.org/24.8/en-US/text/sbasic/shared/03120310.html?DbPAR=BASIC
	oDoc.Text.String = UCase(oDoc.Text.String)
	
	' https://help.libreoffice.org/latest/en-US/text/sbasic/shared/replace.html
	oDoc.Text.String = Replace(oDoc.Text.String, "GR", "g")
	oDoc.Text.String = Replace(oDoc.Text.String, "ST", "t")
	'oDoc.Text.String = Replace(oDoc.Text.String, "AU", "AU")
	'oDoc.Text.String = Replace(oDoc.Text.String, "EU", "EU")
	oDoc.Text.String = Replace(oDoc.Text.String, "EI", "i")
	oDoc.Text.String = Replace(oDoc.Text.String, "SCH", "s")
	oDoc.Text.String = Replace(oDoc.Text.String, "CH", "c")
	oDoc.Text.String = Replace(oDoc.Text.String, "ẞ", "SS")
	
	oParEnum = oDoc.Text.createEnumeration()
	Do While oParEnum.hasMoreElements()
		oPar = oParEnum.nextElement()
		oPar.CharFontName = "Gralphabet"
	Loop
End Sub


Sub Gruffixieren
	vowels = "aeiouäöüyAEIOUÄÖÜY"
	
	Cursor = ThisComponent.Text.createTextCursor()
	Cursor.gotoStart(False)
	
	hasMoved = True  ' if gotoNextWord dose not move the cursor foward, the text end has been reached
	Do While hasMoved
		Cursor.gotoEndOfWord(True)  ' select word
		Word = Cursor.getString()  ' get word string
		
		' is word upper case? -&gt; select appropriate suffix
		char1 = Mid(Word, 1, 1)
		If char1 = UCase(char1) Then 
			suffix = "Gr"
			Word = LCase(char1) &amp; Mid(Word, 2)  '  make word lower case
		Else
			suffix = "gr"
		End If
		
		' find first vowel position and replace everything before with the suffix
		vowel1pos = -1  ' the first vowel position
		'vowel1 = ""  ' the first vowel (uncomment for debugging)
		Gruffix = ""  ' the converted word
	    For i = 1 To Len(Word)
	        If InStr(1, vowels, Mid(Word, i, 1)) &gt; 0 Then
	            vowel1pos = i
	            'vowel1 = Mid(Word, i, 1)  ' set the first vowel (uncomment for debugging)
	            Gruffix = suffix &amp; Mid(Word, i)
	            Exit For
	        End If
	    Next i
	    
	    ' the word contains only consonants -&gt; add suffix to whole word
	    If vowel1pos = -1 And Len(Word) &gt; 0 Then
	    	Gruffix = suffix &amp; Word
	    End If
	    
	    ' Output information (uncomment for debugging)
		'resp = msgbox("|" &amp; Word &amp; "|" &amp; Chr(13) &amp; _ 
		'              "First vowel is " &amp; vowel1 &amp;" at " &amp; CStr(vowel1pos) &amp; Chr(13) &amp; _ 
		'              "Gruffix string: " &amp; Gruffix, MB_OKCANCEL)
		'If resp = 2 Then Exit Do
		
		' replace the original word with the converted word
		Cursor.String = Gruffix
		
		hasMoved = Cursor.gotoNextWord(False)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Gralphabetisier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